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margin-left="1.2cm" fo:text-align="start"/>
    </style:style>
    <style:style style:family="paragraph" style:name="P2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4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Performance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<text:span text:style-name="P0">Monitor and measure various aspects of performance so that overall
performance can be maintained at an acceptable level.</text:span></text:p>
            <text:p text:style-name="P2">How would you do it?</text:p>
            <text:list text:style-name="L2">
              <text:list-item>
                <text:p text:style-name="P4">What can you measure?</text:p>
              </text:list-item>
              <text:list-item>
                <text:p text:style-name="P4">How would you measure it?</text:p>
              </text:list-item>
              <text:list-item>
                <text:p text:style-name="P4">How would you store it?</text:p>
              </text:list-item>
              <text:list-item>
                <text:p text:style-name="P4">How would you report it?</text:p>
              </text:list-item>
            </text:list>
          </draw:text-box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use Performance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4">Forensic analysis of failures</text:p>
              </text:list-item>
              <text:list-item>
                <text:p text:style-name="P4">Predicting future failures</text:p>
              </text:list-item>
            </text:list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4">We most often use these graphs when a failure has occurred, or a problem is
detected by a monitoring system, such as:</text:p>
              <text:list text:style-name="L2">
                <text:list-item>
                  <text:p text:style-name="P4">a server crashed</text:p>
                </text:list-item>
                <text:list-item>
                  <text:p text:style-name="P4">a network connection is slow/congested/lossy</text:p>
                </text:list-item>
                <text:list-item>
                  <text:p text:style-name="P4">Nagios detected a server running out of disk space or memory</text:p>
                </text:list-item>
                <text:list-item>
                  <text:p text:style-name="P4">a server is/was running slowly (out of spec)</text:p>
                </text:list-item>
              </text:list>
              <text:p text:style-name="P4">Nagios checks (yes/no answers) are our most important performance spec.
We set thresholds for things like:</text:p>
              <text:list text:style-name="L2">
                <text:list-item>
                  <text:p text:style-name="P4">"too slow" page loading</text:p>
                </text:list-item>
                <text:list-item>
                  <text:p text:style-name="P4">"too slow" email delivery</text:p>
                </text:list-item>
                <text:list-item>
                  <text:p text:style-name="P4">"too much" packet loss</text:p>
                </text:list-item>
                <text:list-item>
                  <text:p text:style-name="P4">"too little" disk space free</text:p>
                </text:list-item>
              </text:list>
              <text:p text:style-name="P4">All these thresholds are arbitrary,<text:s/><text:span text:style-name="P1">but</text:span> they often detect problems
before they occur. They also often create noise. Sometimes we have to
change the thresholds to reduce noise and keep the system useful.</text:p>
              <text:p text:style-name="P4">By looking at the performance graphs we can establish correlations:</text:p>
              <text:list text:style-name="L2">
                <text:list-item>
                  <text:p text:style-name="P4">The disk filled up suddently, overnight: someone left a job running?</text:p>
                </text:list-item>
                <text:list-item>
                  <text:p text:style-name="P4">The network connection has been getting more congested for a while,</text:p>
                </text:list-item>
                <text:list-item>
                  <text:p text:style-name="P4">Available bandwidth suddenly dropped two weeks ago when the ISP
sent an engineer out to resolve another issue.</text:p>
                </text:list-item>
                <text:list-item>
                  <text:p text:style-name="P4">The server's memory is nearly full every night: a scheduled cron job?</text:p>
                </text:list-item>
              </text:list>
              <text:p text:style-name="P4">Usually these correlations either help us to create new hypotheses, or rule
out some hypotheses, to help us identify the cause. They rarely answer the
question by themselves.</text:p>
              <text:p text:style-name="P4">Graphs are really useful for quickly analysing large quantities of performance
data that would otherwise be useless, to pick out correlations and trends
by engaging the brain's visual circuitry.</text:p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ase study: Diagnosis using baseline data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2">Useful questions for diagnosing performance-related problems:</text:p>
            <text:list text:style-name="L2">
              <text:list-item>
                <text:p text:style-name="P4">What is "normal"?</text:p>
              </text:list-item>
              <text:list-item>
                <text:p text:style-name="P4">Are we within a "normal" range?</text:p>
              </text:list-item>
              <text:list-item>
                <text:p text:style-name="P4">When did it change?</text:p>
              </text:list-item>
              <text:list-item>
                <text:p text:style-name="P4">What happened at the same time?</text:p>
              </text:list-item>
            </text:list>
            <text:p text:style-name="P4">All of these require collecting and storing historical data (a baseline).</text:p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areful with Performance Management!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4">It's possible to measure everything;</text:p>
              </text:list-item>
              <text:list-item>
                <text:p text:style-name="P4">Everything has a cost;</text:p>
              </text:list-item>
              <text:list-item>
                <text:p text:style-name="P4">The benefits are limited:</text:p>
              </text:list-item>
              <text:list-item>
                <text:list>
                  <text:list-item>
                    <text:p text:style-name="P5"><text:span text:style-name="P0">post-mortem analysis,</text:span></text:p>
                  </text:list-item>
                  <text:list-item>
                    <text:p text:style-name="P5"><text:span text:style-name="P0">early warning of probl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4">Performance data can require:</text:p>
              <text:list text:style-name="L2">
                <text:list-item>
                  <text:p text:style-name="P4">a lot of CPU time and bandwidth to collect and aggregate;</text:p>
                </text:list-item>
                <text:list-item>
                  <text:p text:style-name="P4">a lot of disk space to store;</text:p>
                </text:list-item>
                <text:list-item>
                  <text:p text:style-name="P4">a lot of CPU to produce graphs.</text:p>
                </text:list-item>
              </text:list>
              <text:p text:style-name="P4">For example, our monitoring system with 55 hosts, 650 services in Nagios
and 31 hosts, 1085 services in Munin, uses:</text:p>
              <text:list text:style-name="L2">
                <text:list-item>
                  <text:p text:style-name="P4">93% of one virtual CPU</text:p>
                </text:list-item>
                <text:list-item>
                  <text:p text:style-name="P4">5.7 GB disk space</text:p>
                </text:list-item>
                <text:list-item>
                  <text:p text:style-name="P4">1.8 GB per day bandwidth</text:p>
                </text:list-item>
              </text:list>
            </draw:text-box>
          </draw:frame>
        </presentation:notes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erformance management tool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2">Some software tools return numerical information about services, or even
archive and graph it:</text:p>
            <text:list text:style-name="L2">
              <text:list-item>
                <text:p text:style-name="P4"><text:span text:style-name="P2">Smokeping</text:span>collect and graph low-level packet loss and latency data from wireless
and modulated Layer 2 links (quality of service/QoS).</text:p>
              </text:list-item>
              <text:list-item>
                <text:p text:style-name="P4"><text:span text:style-name="P2">Munin</text:span>collect and graphing information from Unix servers, such
as disk, memory and CPU usage, mail queue size, etc.</text:p>
              </text:list-item>
              <text:list-item>
                <text:p text:style-name="P4"><text:span text:style-name="P2">Windows Performance Counters</text:span>collect and graphing information from multiple (newer) Windows servers
across a network.</text:p>
              </text:list-item>
              <text:list-item>
                <text:p text:style-name="P4"><text:span text:style-name="P2">Nagios</text:span>collect performance metrics as well as up/down decision data and
from each service, can derive service uptime, can be graphed using
add-ons.</text:p>
              </text:list-item>
              <text:list-item>
                <text:p text:style-name="P4"><text:span text:style-name="P2">Zenoss and Cacti</text:span>collect performance metrics from devices with SNMP support and graph them.</text:p>
              </text:list-item>
              <text:list-item>
                <text:p text:style-name="P4"><text:span text:style-name="P2">pmacct, pmgraph, argus and nfsen</text:span>collect network traffic information broken down by flow for analysis.</text:p>
              </text:list-item>
              <text:list-item>
                <text:p text:style-name="P4"><text:span text:style-name="P2">squid cache manager, webalizer and Google Analytics</text:span>collect web traffic logs for analysis.</text:p>
              </text:list-item>
              <text:list-item>
                <text:p text:style-name="P4"><text:span text:style-name="P2">rrdtool</text:span>stores time-sequence data with high performance, automatic history
purging, and decent graphs. Used by smokeping, munin and cacti.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